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Lohit Devanagari1" svg:font-family="'Lohit Devanagari'"/>
    <style:font-face style:name="Segoe UI" svg:font-family="'Segoe UI', Arial, sans-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6639in"/>
    </style:style>
    <style:style style:name="Table1.B" style:family="table-column">
      <style:table-column-properties style:column-width="5.2611in"/>
    </style:style>
    <style:style style:name="Table1.1" style:family="table-row">
      <style:table-row-properties fo:background-color="#ffffff">
        <style:background-image/>
      </style:table-row-properties>
    </style:style>
    <style:style style:name="Table1.A1" style:family="table-cell">
      <style:table-cell-properties style:vertical-align="middle" fo:padding="0in" fo:border="none"/>
    </style:style>
    <style:style style:name="Table1.2" style:family="table-row">
      <style:table-row-properties fo:background-color="#f1f1f1">
        <style:background-image/>
      </style:table-row-properties>
    </style:style>
    <style:style style:name="P1" style:family="paragraph" style:parent-style-name="Standard">
      <style:text-properties fo:font-size="16pt" officeooo:rsid="0018851b" officeooo:paragraph-rsid="0018851b" style:font-size-asian="16pt" style:font-size-complex="16pt"/>
    </style:style>
    <style:style style:name="P2" style:family="paragraph" style:parent-style-name="Standard" style:list-style-name="L1">
      <style:text-properties fo:font-size="16pt" officeooo:rsid="0018851b" officeooo:paragraph-rsid="0018851b" style:font-size-asian="16pt" style:font-size-complex="16pt"/>
    </style:style>
    <style:style style:name="P3" style:family="paragraph" style:parent-style-name="Standard" style:list-style-name="L3">
      <style:text-properties fo:font-size="16pt" officeooo:rsid="0018851b" officeooo:paragraph-rsid="0018851b" style:font-size-asian="16pt" style:font-size-complex="16pt"/>
    </style:style>
    <style:style style:name="P4" style:family="paragraph" style:parent-style-name="Standard" style:list-style-name="L1">
      <style:text-properties fo:font-size="16pt" officeooo:paragraph-rsid="0018851b" style:font-size-asian="16pt" style:font-size-complex="16pt"/>
    </style:style>
    <style:style style:name="P5" style:family="paragraph" style:parent-style-name="Standard" style:list-style-name="L4">
      <style:text-properties fo:font-size="16pt" fo:font-weight="normal" officeooo:rsid="0018851b" officeooo:paragraph-rsid="0018851b" style:font-size-asian="16pt" style:font-weight-asian="normal" style:font-size-complex="16pt" style:font-weight-complex="normal"/>
    </style:style>
    <style:style style:name="P6" style:family="paragraph" style:parent-style-name="Standard">
      <style:text-properties fo:font-size="16pt" fo:font-weight="normal" officeooo:rsid="0018851b" officeooo:paragraph-rsid="0018851b" style:font-size-asian="16pt" style:font-weight-asian="normal" style:font-size-complex="16pt" style:font-weight-complex="normal"/>
    </style:style>
    <style:style style:name="P7" style:family="paragraph" style:parent-style-name="Standard">
      <style:text-properties fo:font-size="16pt" fo:font-weight="normal" officeooo:rsid="001a39be" officeooo:paragraph-rsid="001a39be" style:font-size-asian="16pt" style:font-weight-asian="normal" style:font-size-complex="16pt" style:font-weight-complex="normal"/>
    </style:style>
    <style:style style:name="P8" style:family="paragraph" style:parent-style-name="Standard">
      <style:text-properties fo:font-size="16pt" fo:font-weight="normal" officeooo:rsid="001c2fb0" officeooo:paragraph-rsid="001c2fb0" style:font-size-asian="16pt" style:font-weight-asian="normal" style:font-size-complex="16pt" style:font-weight-complex="normal"/>
    </style:style>
    <style:style style:name="P9" style:family="paragraph" style:parent-style-name="Text_20_body">
      <style:text-properties fo:font-variant="normal" fo:text-transform="none" fo:color="#000000" style:font-name="Verdana" fo:font-size="11.25pt" fo:letter-spacing="normal" fo:font-style="normal" fo:font-weight="normal"/>
    </style:style>
    <style:style style:name="P10" style:family="paragraph" style:parent-style-name="Text_20_body" style:list-style-name="L5">
      <style:paragraph-properties fo:orphans="2" fo:widows="2"/>
      <style:text-properties fo:font-variant="normal" fo:text-transform="none" fo:color="#000000" style:font-name="Verdana" fo:font-size="11.25pt" fo:letter-spacing="normal" fo:font-style="normal" fo:font-weight="normal"/>
    </style:style>
    <style:style style:name="P11" style:family="paragraph" style:parent-style-name="Text_20_body" style:list-style-name="L6">
      <style:paragraph-properties fo:orphans="2" fo:widows="2"/>
      <style:text-properties fo:font-variant="normal" fo:text-transform="none" fo:color="#000000" style:font-name="Verdana" fo:font-size="11.25pt" fo:letter-spacing="normal" fo:font-style="normal" fo:font-weight="normal"/>
    </style:style>
    <style:style style:name="P12" style:family="paragraph" style:parent-style-name="Text_20_body" style:list-style-name="L7">
      <style:paragraph-properties fo:orphans="2" fo:widows="2"/>
      <style:text-properties fo:font-variant="normal" fo:text-transform="none" fo:color="#000000" style:font-name="Verdana" fo:font-size="11.25pt" fo:letter-spacing="normal" fo:font-style="normal" fo:font-weight="normal"/>
    </style:style>
    <style:style style:name="P13" style:family="paragraph" style:parent-style-name="Text_20_body" style:list-style-name="L9">
      <style:paragraph-properties fo:orphans="2" fo:widows="2"/>
      <style:text-properties fo:font-variant="normal" fo:text-transform="none" fo:color="#000000" style:font-name="Verdana" fo:font-size="11.25pt" fo:letter-spacing="normal" fo:font-style="normal" fo:font-weight="normal"/>
    </style:style>
    <style:style style:name="P14" style:family="paragraph" style:parent-style-name="Text_20_body">
      <style:text-properties fo:font-variant="normal" fo:text-transform="none" fo:color="#000000" style:font-name="Verdana" fo:font-size="11.25pt" fo:letter-spacing="normal" fo:font-style="normal" fo:font-weight="normal" officeooo:paragraph-rsid="0020d4b5"/>
    </style:style>
    <style:style style:name="P15" style:family="paragraph" style:parent-style-name="Text_20_body">
      <style:text-properties fo:font-variant="normal" fo:text-transform="none" fo:color="#000000" style:font-name="Verdana" fo:font-size="12pt" fo:letter-spacing="normal" fo:font-style="normal" fo:font-weight="normal"/>
    </style:style>
    <style:style style:name="P16" style:family="paragraph" style:parent-style-name="Text_20_body" style:list-style-name="L8"/>
    <style:style style:name="P17" style:family="paragraph" style:parent-style-name="Text_20_body">
      <style:text-properties officeooo:paragraph-rsid="0020d4b5"/>
    </style:style>
    <style:style style:name="P18" style:family="paragraph" style:parent-style-name="Text_20_body">
      <style:text-properties officeooo:paragraph-rsid="00254258"/>
    </style:style>
    <style:style style:name="P19"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1.25pt" fo:letter-spacing="normal" fo:font-style="normal" fo:font-weight="normal"/>
    </style:style>
    <style:style style:name="P20" style:family="paragraph" style:parent-style-name="Text_20_body">
      <style:paragraph-properties fo:margin-left="0in" fo:margin-right="0in" fo:orphans="2" fo:widows="2" fo:text-indent="0in" style:auto-text-indent="false"/>
    </style:style>
    <style:style style:name="P21" style:family="paragraph" style:parent-style-name="Text_20_body">
      <style:paragraph-properties fo:margin-left="0in" fo:margin-right="0in" fo:margin-top="0.2083in" fo:margin-bottom="0.2083in" loext:contextual-spacing="false" fo:orphans="2" fo:widows="2" fo:text-indent="0in" style:auto-text-indent="false"/>
      <style:text-properties fo:font-variant="normal" fo:text-transform="none" fo:color="#000000" style:font-name="Verdana" fo:font-size="11.25pt" fo:letter-spacing="normal" fo:font-style="normal" fo:font-weight="normal" fo:background-color="#f1f1f1" loext:padding="0in" loext:border="none"/>
    </style:style>
    <style:style style:name="P22" style:family="paragraph" style:parent-style-name="Text_20_body">
      <style:paragraph-properties fo:margin-left="0in" fo:margin-right="0in" fo:margin-top="0.1665in" fo:margin-bottom="0.1665in" loext:contextual-spacing="false" fo:orphans="2" fo:widows="2" fo:text-indent="0in" style:auto-text-indent="false"/>
      <style:text-properties fo:font-variant="normal" fo:text-transform="none" fo:color="#000000" style:font-name="Consolas" fo:font-size="12pt" fo:letter-spacing="normal" fo:font-style="normal" fo:font-weight="normal" fo:background-color="#ffffff" loext:padding-left="0.1252in" loext:padding-right="0.1252in" loext:padding-top="0.0835in" loext:padding-bottom="0.0835in" loext:border="0.06pt solid #cccccc"/>
    </style:style>
    <style:style style:name="P23" style:family="paragraph" style:parent-style-name="Text_20_body">
      <style:paragraph-properties fo:margin-left="0in" fo:margin-right="0in" fo:margin-top="0.1665in" fo:margin-bottom="0.1665in" loext:contextual-spacing="false" fo:orphans="2" fo:widows="2" fo:text-indent="0in" style:auto-text-indent="false"/>
      <style:text-properties fo:font-variant="normal" fo:text-transform="none" fo:color="#000000" style:font-name="Verdana" fo:font-size="11.25pt" fo:letter-spacing="normal" fo:font-style="normal" fo:font-weight="normal" fo:background-color="#ffffcc" loext:padding-left="0.1665in" loext:padding-right="0in" loext:padding-top="0in" loext:padding-bottom="0in" loext:border-left="4.51pt solid #ffeb3b" loext:border-right="none" loext:border-top="none" loext:border-bottom="none"/>
    </style:style>
    <style:style style:name="P24" style:family="paragraph" style:parent-style-name="Text_20_body">
      <style:paragraph-properties fo:margin-left="0in" fo:margin-right="0in" fo:margin-top="0.1665in" fo:margin-bottom="0.1665in" loext:contextual-spacing="false" fo:orphans="2" fo:widows="2" fo:text-indent="0in" style:auto-text-indent="false"/>
    </style:style>
    <style:style style:name="P25" style:family="paragraph" style:parent-style-name="Text_20_body" style:list-style-name="L5">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26" style:family="paragraph" style:parent-style-name="Text_20_body" style:list-style-name="L6">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27" style:family="paragraph" style:parent-style-name="Text_20_body" style:list-style-name="L7">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28" style:family="paragraph" style:parent-style-name="Text_20_body" style:list-style-name="L9">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29" style:family="paragraph" style:parent-style-name="Text_20_body" style:list-style-name="L7">
      <style:paragraph-properties fo:margin-top="0in" fo:margin-bottom="0in" loext:contextual-spacing="false" fo:orphans="2" fo:widows="2"/>
    </style:style>
    <style:style style:name="P30" style:family="paragraph" style:parent-style-name="Heading_20_2">
      <style:text-properties fo:font-variant="normal" fo:text-transform="none" fo:color="#000000" style:font-name="Segoe UI" fo:font-size="22.5pt" fo:letter-spacing="normal" fo:font-style="normal" fo:font-weight="normal"/>
    </style:style>
    <style:style style:name="P31" style:family="paragraph" style:parent-style-name="Heading_20_2">
      <style:text-properties fo:font-variant="normal" fo:text-transform="none" fo:color="#000000" style:font-name="Segoe UI" fo:font-size="22.5pt" fo:letter-spacing="normal" fo:font-style="normal" fo:font-weight="normal" officeooo:rsid="001a39be" officeooo:paragraph-rsid="001a39be" style:font-size-asian="16pt" style:font-weight-asian="normal" style:font-size-complex="16pt" style:font-weight-complex="normal"/>
    </style:style>
    <style:style style:name="P32" style:family="paragraph" style:parent-style-name="Heading_20_2">
      <style:text-properties fo:font-variant="normal" fo:text-transform="none" fo:color="#000000" style:font-name="Segoe UI" fo:font-size="22.5pt" fo:letter-spacing="normal" fo:font-style="normal" fo:font-weight="normal" officeooo:rsid="001c2fb0" officeooo:paragraph-rsid="001c2fb0" style:font-size-asian="16pt" style:font-weight-asian="normal" style:font-size-complex="16pt" style:font-weight-complex="normal"/>
    </style:style>
    <style:style style:name="P33" style:family="paragraph" style:parent-style-name="Heading_20_2">
      <style:text-properties officeooo:paragraph-rsid="00254258"/>
    </style:style>
    <style:style style:name="P34" style:family="paragraph" style:parent-style-name="Heading_20_2">
      <style:paragraph-properties fo:margin-left="0in" fo:margin-right="0in" fo:orphans="2" fo:widows="2" fo:text-indent="0in" style:auto-text-indent="false"/>
      <style:text-properties fo:font-size="22pt" style:font-size-asian="22pt" style:font-size-complex="22pt"/>
    </style:style>
    <style:style style:name="P35" style:family="paragraph" style:parent-style-name="Heading_20_1">
      <style:text-properties fo:font-variant="normal" fo:text-transform="none" fo:color="#000000" style:font-name="Segoe UI" fo:font-size="27pt" fo:letter-spacing="normal" fo:font-style="normal" fo:font-weight="normal"/>
    </style:style>
    <style:style style:name="P36" style:family="paragraph" style:parent-style-name="Heading_20_1">
      <style:paragraph-properties fo:margin-left="0in" fo:margin-right="0in" fo:orphans="2" fo:widows="2" fo:text-indent="0in" style:auto-text-indent="false"/>
      <style:text-properties fo:font-variant="normal" fo:text-transform="none" fo:color="#000000" style:font-name="Segoe UI" fo:font-size="27pt" fo:letter-spacing="normal" fo:font-style="normal" fo:font-weight="normal"/>
    </style:style>
    <style:style style:name="P37" style:family="paragraph" style:parent-style-name="Table_20_Heading">
      <style:paragraph-properties fo:text-align="start" style:justify-single-word="false"/>
    </style:style>
    <style:style style:name="P38" style:family="paragraph" style:parent-style-name="Table_20_Contents">
      <style:paragraph-properties fo:text-align="start" style:justify-single-word="false"/>
    </style:style>
    <style:style style:name="T1" style:family="text">
      <style:text-properties officeooo:rsid="0018851b"/>
    </style:style>
    <style:style style:name="T2" style:family="text">
      <style:text-properties fo:font-weight="normal" officeooo:rsid="0018851b" style:font-weight-asian="normal" style:font-weight-complex="normal"/>
    </style:style>
    <style:style style:name="T3" style:family="text">
      <style:text-properties officeooo:rsid="001dfe1e"/>
    </style:style>
    <style:style style:name="T4" style:family="text">
      <style:text-properties fo:font-variant="normal" fo:text-transform="none" style:font-name="Consolas" fo:font-size="12pt" fo:letter-spacing="normal" fo:font-style="normal" fo:font-weight="normal"/>
    </style:style>
    <style:style style:name="T5" style:family="text">
      <style:text-properties fo:font-variant="normal" fo:text-transform="none" fo:color="#000000" style:font-name="Consolas" fo:font-size="12pt" fo:letter-spacing="normal" fo:font-style="normal" fo:font-weight="normal"/>
    </style:style>
    <style:style style:name="T6" style:family="text">
      <style:text-properties fo:font-variant="normal" fo:text-transform="none" fo:color="#000000" style:font-name="Consolas" fo:letter-spacing="normal" fo:font-style="normal" fo:font-weight="normal"/>
    </style:style>
    <style:style style:name="T7" style:family="text">
      <style:text-properties fo:font-variant="normal" fo:text-transform="none" fo:color="#000000" fo:letter-spacing="normal"/>
    </style:style>
    <style:style style:name="T8" style:family="text">
      <style:text-properties fo:font-variant="normal" fo:text-transform="none" fo:color="#000000" style:font-name="Segoe UI" fo:font-size="22.5pt" fo:letter-spacing="normal" fo:font-style="normal" fo:font-weight="normal"/>
    </style:style>
    <style:style style:name="T9" style:family="text">
      <style:text-properties fo:font-variant="normal" fo:text-transform="none" fo:color="#000000" style:font-name="Segoe UI" fo:font-size="27pt" fo:letter-spacing="normal" fo:font-style="normal" fo:font-weight="normal"/>
    </style:style>
    <style:style style:name="T10" style:family="text">
      <style:text-properties fo:font-variant="normal" fo:text-transform="none" fo:color="#000000" style:font-name="Verdana" fo:font-size="11.25pt" fo:letter-spacing="normal" fo:font-style="normal"/>
    </style:style>
    <style:style style:name="T11" style:family="text">
      <style:text-properties fo:font-variant="normal" fo:text-transform="none" fo:color="#000000" style:font-name="Verdana" fo:font-size="11.25pt" fo:letter-spacing="normal" fo:font-style="normal" fo:font-weight="normal"/>
    </style:style>
    <style:style style:name="T12" style:family="text">
      <style:text-properties fo:font-variant="normal" fo:text-transform="none" fo:color="#000000" style:font-name="Verdana" fo:font-size="11.25pt" fo:letter-spacing="normal" fo:font-style="normal" fo:font-weight="normal" fo:background-color="#ffffcc" loext:char-shading-value="0" loext:padding-left="0.1665in" loext:padding-right="0in" loext:padding-top="0in" loext:padding-bottom="0in" loext:border-left="4.51pt solid #ffeb3b" loext:border-right="none" loext:border-top="none" loext:border-bottom="none"/>
    </style:style>
    <style:style style:name="T13" style:family="text">
      <style:text-properties fo:font-variant="normal" fo:text-transform="none" fo:letter-spacing="normal"/>
    </style:style>
    <style:style style:name="T14" style:family="text">
      <style:text-properties fo:font-variant="normal" fo:text-transform="none" style:font-name="Verdana" fo:font-size="11.25pt" fo:letter-spacing="normal" fo:font-style="normal" fo:font-weight="normal" fo:background-color="#ffffff" loext:char-shading-value="0"/>
    </style:style>
    <style:style style:name="T15" style:family="text">
      <style:text-properties fo:font-variant="normal" fo:text-transform="none" fo:color="#0000cd" style:font-name="Consolas" fo:font-size="12pt" fo:letter-spacing="normal" fo:font-style="normal" fo:font-weight="normal"/>
    </style:style>
    <style:style style:name="T16" style:family="text">
      <style:text-properties fo:font-variant="normal" fo:text-transform="none" fo:color="#ff0000" style:font-name="Consolas" fo:font-size="12pt" fo:letter-spacing="normal" fo:font-style="normal" fo:font-weight="normal"/>
    </style:style>
    <style:style style:name="T17" style:family="text">
      <style:text-properties fo:font-variant="normal" fo:text-transform="none" fo:color="#daa520" style:font-name="Consolas" fo:font-size="12pt" fo:letter-spacing="normal" fo:font-style="normal" fo:font-weight="normal"/>
    </style:style>
    <style:style style:name="T18" style:family="text">
      <style:text-properties fo:font-variant="normal" fo:text-transform="none" fo:color="#a52a2a" style:font-name="Consolas" fo:font-size="12pt" fo:letter-spacing="normal" fo:font-style="normal" fo:font-weight="normal"/>
    </style:style>
    <style:style style:name="T19" style:family="text">
      <style:text-properties fo:font-variant="normal" fo:text-transform="none" fo:color="#008000" style:font-name="Consolas" fo:font-size="12pt" fo:letter-spacing="normal" fo:font-style="normal" fo:font-weight="normal"/>
    </style:style>
    <style:style style:name="T20" style:family="text">
      <style:text-properties style:font-name="Consolas" fo:font-size="12pt"/>
    </style:style>
    <style:style style:name="T21" style:family="text">
      <style:text-properties fo:color="#000000" style:font-name="Verdana" fo:font-size="11.25pt" fo:letter-spacing="normal" fo:font-style="italic" fo:font-weight="normal"/>
    </style:style>
    <style:style style:name="T22" style:family="text">
      <style:text-properties fo:color="#000000" style:font-name="Verdana" fo:font-size="11.25pt" fo:letter-spacing="normal" fo:font-weight="normal"/>
    </style:style>
    <style:style style:name="T23" style:family="text">
      <style:text-properties fo:font-weight="bold"/>
    </style:style>
    <style:style style:name="T24" style:family="text">
      <style:text-properties style:font-name="Verdana" fo:font-size="11.25pt"/>
    </style:style>
    <style:style style:name="T25" style:family="text">
      <style:text-properties fo:color="#0000cd" style:font-name="Consolas" fo:font-size="12pt"/>
    </style:style>
    <style:style style:name="T26" style:family="text">
      <style:text-properties fo:color="#ff0000" style:font-name="Consolas" fo:font-size="12pt"/>
    </style:style>
    <style:style style:name="T27" style:family="text">
      <style:text-properties fo:color="#daa520" style:font-name="Consolas" fo:font-size="12pt"/>
    </style:style>
    <style:style style:name="T28" style:family="text">
      <style:text-properties fo:color="#a52a2a" style:font-name="Consolas" fo:font-size="12pt"/>
    </style:style>
    <style:style style:name="T29" style:family="text">
      <style:text-properties fo:color="#008000" style:font-name="Consolas"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P has no command for declaring a variable. It is created when you assign a value to it.</text:p>
      <text:p text:style-name="P1">Rules for variable names:</text:p>
      <text:list xml:id="list4310957270352695600" text:style-name="L1">
        <text:list-item>
          <text:p text:style-name="P4"><text:span text:style-name="T1">it starts with a $ sign followed by the name.</text:span></text:p>
        </text:list-item>
        <text:list-item>
          <text:p text:style-name="P2">It must start with a letter or an underscore.</text:p>
        </text:list-item>
        <text:list-item>
          <text:p text:style-name="P2">It can only contain alpha-numeric characters and underscores.</text:p>
        </text:list-item>
        <text:list-item>
          <text:p text:style-name="P2">They are case sensative.</text:p>
        </text:list-item>
      </text:list>
      <text:p text:style-name="P1">Variables can be displayed two ways:</text:p>
      <text:list xml:id="list5941558678149366244" text:style-name="L3">
        <text:list-item>
          <text:p text:style-name="P3">&lt;?php $txt = “some variable data”; echo “I love $txt !”; ?&gt;</text:p>
        </text:list-item>
        <text:list-item>
          <text:p text:style-name="P3">&lt;?php $txt = “some variable data”; echo “I love” . $txt . “ !”; ?&gt;</text:p>
        </text:list-item>
      </text:list>
      <text:p text:style-name="P1">PHP has three variabe scopes:</text:p>
      <text:list xml:id="list4469105811744743360" text:style-name="L4">
        <text:list-item>
          <text:p text:style-name="P5">local</text:p>
        </text:list-item>
        <text:list-item>
          <text:p text:style-name="P5">global</text:p>
        </text:list-item>
        <text:list-item>
          <text:p text:style-name="P5">static</text:p>
        </text:list-item>
      </text:list>
      <text:p text:style-name="P6">Variables declared in a function can only be used in that function. (local scope)</text:p>
      <text:p text:style-name="P6">Variables declared in the global scope can only be used in the global scope.</text:p>
      <text:p text:style-name="P6">You can access a global variable inside a local scope by prefacing it with the global keyword.</text:p>
      <text:p text:style-name="P6">Global variables are stored in a special array: $GLOBALS</text:p>
      <text:p text:style-name="P6">This array can be updated from inside a local scope using: $GLOBALS['name of variable'] = new value;</text:p>
      <text:p text:style-name="P7">The static scope is used to when you want to save the state of a variable inside a function because normally these variables are deleted after the function is ran. </text:p>
      <text:p text:style-name="P7"><text:tab/>&lt;?php</text:p>
      <text:p text:style-name="P7"><text:tab/>Function myTest() {</text:p>
      <text:p text:style-name="P7"><text:tab/><text:tab/>static $x = 0;</text:p>
      <text:p text:style-name="P7"><text:tab/><text:tab/>echo $x;</text:p>
      <text:p text:style-name="P7"><text:tab/><text:tab/>$x++</text:p>
      <text:p text:style-name="P7"><text:tab/>}</text:p>
      <text:p text:style-name="P7">// Without the static keyword the calls below would all equal 0.</text:p>
      <text:p text:style-name="P7"><text:tab/>myTest(); // x=0</text:p>
      <text:p text:style-name="P7"><text:tab/>myTest(); // x=1</text:p>
      <text:p text:style-name="P7"><text:tab/>myTest(); // x=2</text:p>
      <text:p text:style-name="P7"><text:tab/>?&gt;</text:p>
      <text:h text:style-name="P31" text:outline-level="2"><text:soft-page-break/>PHP echo and print Statements</text:h>
      <text:p text:style-name="P8">The differences are small: echo has no return value while print has a return value of 1 so it can be used in expressions. Echo can take multiple parameters while print can take one. Echo is marginally faster.</text:p>
      <text:p text:style-name="P8"/>
      <text:p text:style-name="P8">both can be used with or without parentheses.</text:p>
      <text:p text:style-name="P8"/>
      <text:h text:style-name="P32" text:outline-level="2">PHP Object</text:h>
      <text:p text:style-name="P19">An object is a data type which stores data and information on how to process that data. <text:span text:style-name="T3">It must be explicitly declared with the class keyword</text:span></text:p>
      <text:h text:style-name="P36" text:outline-level="1">if...else...elseif Statements</text:h>
      <text:p text:style-name="P19"><text:span text:style-name="T20">&lt;?php</text:span><text:line-break/><text:span text:style-name="T20">$t = date("H");</text:span><text:line-break/><text:line-break/><text:span text:style-name="T20">if</text:span> <text:span text:style-name="T20">($t &lt; "10") {</text:span><text:line-break/>    <text:span text:style-name="T20">echo</text:span> <text:span text:style-name="T20">"Have a good morning!";</text:span><text:line-break/><text:span text:style-name="T20">} elseif</text:span> <text:span text:style-name="T20">($t &lt; "20") {</text:span><text:line-break/>    <text:span text:style-name="T20">echo</text:span> <text:span text:style-name="T20">"Have a good day!";</text:span><text:line-break/><text:span text:style-name="T20">} else</text:span> <text:span text:style-name="T20">{</text:span><text:line-break/>    <text:span text:style-name="T20">echo</text:span> <text:span text:style-name="T20">"Have a good night!";</text:span><text:line-break/><text:span text:style-name="T20">}</text:span><text:line-break/><text:span text:style-name="T20">?&gt;</text:span></text:p>
      <text:h text:style-name="P35" text:outline-level="1">switch Statement</text:h>
      <text:p text:style-name="P20"><text:span text:style-name="T4">&lt;?php</text:span><text:line-break/><text:span text:style-name="T5">$favcolor = </text:span><text:span text:style-name="T4">"red"</text:span><text:span text:style-name="T5">;</text:span><text:line-break/><text:line-break/><text:span text:style-name="T4">switch</text:span><text:span text:style-name="T7"> </text:span><text:span text:style-name="T5">($favcolor)</text:span><text:span text:style-name="T13"> </text:span><text:span text:style-name="T5">{</text:span><text:line-break/><text:span text:style-name="T7">    </text:span><text:span text:style-name="T4">case</text:span><text:span text:style-name="T7"> </text:span><text:span text:style-name="T4">"red"</text:span><text:span text:style-name="T5">:</text:span><text:line-break/><text:span text:style-name="T7">        </text:span><text:span text:style-name="T4">echo</text:span><text:span text:style-name="T7"> </text:span><text:span text:style-name="T4">"Your favorite color is red!"</text:span><text:span text:style-name="T5">;</text:span><text:line-break/><text:span text:style-name="T7">   </text:span><text:span text:style-name="T13"> </text:span><text:span text:style-name="T7"> </text:span><text:span text:style-name="T13"> </text:span><text:span text:style-name="T7">  </text:span><text:span text:style-name="T4">break</text:span><text:span text:style-name="T5">;</text:span><text:line-break/><text:span text:style-name="T7"> </text:span><text:span text:style-name="T13"> </text:span><text:span text:style-name="T7"> </text:span><text:span text:style-name="T13"> </text:span><text:span text:style-name="T4">case</text:span><text:span text:style-name="T7"> </text:span><text:span text:style-name="T4">"blue"</text:span><text:span text:style-name="T5">:</text:span><text:line-break/><text:span text:style-name="T7">        </text:span><text:span text:style-name="T4">echo</text:span><text:span text:style-name="T7"> </text:span><text:span text:style-name="T4">"Your favorite color is blue!"</text:span><text:span text:style-name="T5">;</text:span><text:line-break/><text:span text:style-name="T7">   </text:span><text:span text:style-name="T13"> </text:span><text:span text:style-name="T7"> </text:span><text:span text:style-name="T13"> </text:span><text:span text:style-name="T7">  </text:span><text:span text:style-name="T4">break</text:span><text:span text:style-name="T5">;</text:span><text:line-break/><text:soft-page-break/><text:span text:style-name="T7"> </text:span><text:span text:style-name="T13"> </text:span><text:span text:style-name="T7"> </text:span><text:span text:style-name="T13"> </text:span><text:span text:style-name="T4">case</text:span><text:span text:style-name="T7"> </text:span><text:span text:style-name="T4">"green"</text:span><text:span text:style-name="T5">:</text:span><text:line-break/><text:span text:style-name="T7">        </text:span><text:span text:style-name="T4">echo</text:span><text:span text:style-name="T7"> </text:span><text:span text:style-name="T4">"Your favorite color is green!"</text:span><text:span text:style-name="T5">;</text:span><text:line-break/><text:span text:style-name="T7">   </text:span><text:span text:style-name="T13"> </text:span><text:span text:style-name="T7"> </text:span><text:span text:style-name="T13"> </text:span><text:span text:style-name="T7">  </text:span><text:span text:style-name="T4">break</text:span><text:span text:style-name="T5">;</text:span><text:line-break/><text:span text:style-name="T7"> </text:span><text:span text:style-name="T13"> </text:span><text:span text:style-name="T7"> </text:span><text:span text:style-name="T13"> </text:span><text:span text:style-name="T4">default</text:span><text:span text:style-name="T5">:</text:span><text:line-break/><text:span text:style-name="T7">        </text:span><text:span text:style-name="T4">echo</text:span><text:span text:style-name="T7"> </text:span><text:span text:style-name="T4">"Your favorite color is neither red, blue, nor green!"</text:span><text:span text:style-name="T5">;</text:span><text:line-break/><text:span text:style-name="T5">}</text:span><text:line-break/><text:span text:style-name="T4">?&gt;</text:span></text:p>
      <text:h text:style-name="P30" text:outline-level="2">Loops</text:h>
      <text:p text:style-name="P19">In PHP, we have the following looping statements:</text:p>
      <text:list xml:id="list9152625164215550183" text:style-name="L5">
        <text:list-item>
          <text:p text:style-name="P25"><text:span text:style-name="T23">while </text:span>- loops through a block of code as long as the specified condition is true</text:p>
        </text:list-item>
        <text:list-item>
          <text:p text:style-name="P25"><text:span text:style-name="T23">do...while</text:span> - loops through a block of code once, and then repeats the loop as long as the specified condition is true</text:p>
        </text:list-item>
        <text:list-item>
          <text:p text:style-name="P25"><text:span text:style-name="T23">for </text:span>- loops through a block of code a specified number of times</text:p>
        </text:list-item>
        <text:list-item>
          <text:p text:style-name="P10"><text:span text:style-name="T23">foreach </text:span>- loops through a block of code for each element in an array</text:p>
        </text:list-item>
      </text:list>
      <text:h text:style-name="P34" text:outline-level="2"><text:span text:style-name="T6">while Loop</text:span></text:h>
      <text:p text:style-name="P20"><text:span text:style-name="T4">&lt;?php</text:span><text:span text:style-name="T7"> </text:span><text:line-break/><text:span text:style-name="T5">$x = </text:span><text:span text:style-name="T4">1</text:span><text:span text:style-name="T5">; </text:span><text:line-break/><text:line-break/><text:span text:style-name="T4">while</text:span><text:span text:style-name="T5">($x &lt;= </text:span><text:span text:style-name="T4">5</text:span><text:span text:style-name="T5">) {</text:span><text:line-break/><text:span text:style-name="T7">    </text:span><text:span text:style-name="T4">echo</text:span><text:span text:style-name="T7"> </text:span><text:span text:style-name="T4">"The number is: $x &lt;br&gt;"</text:span><text:span text:style-name="T5">;</text:span><text:line-break/><text:span text:style-name="T7">    </text:span><text:span text:style-name="T5">$x++;</text:span><text:line-break/><text:span text:style-name="T5">} </text:span><text:line-break/><text:span text:style-name="T4">?&gt;</text:span></text:p>
      <text:h text:style-name="P30" text:outline-level="2">do...while</text:h>
      <text:p text:style-name="P20"><text:span text:style-name="T4">&lt;?php</text:span><text:span text:style-name="T7"> </text:span><text:line-break/><text:span text:style-name="T5">$x = </text:span><text:span text:style-name="T4">1</text:span><text:span text:style-name="T5">; </text:span><text:line-break/><text:line-break/><text:span text:style-name="T4">do</text:span><text:span text:style-name="T7"> </text:span><text:span text:style-name="T5">{</text:span><text:line-break/><text:span text:style-name="T7">    </text:span><text:span text:style-name="T4">echo</text:span><text:span text:style-name="T7"> </text:span><text:span text:style-name="T4">"The number is: $x &lt;br&gt;"</text:span><text:span text:style-name="T5">;</text:span><text:line-break/><text:span text:style-name="T7">    </text:span><text:span text:style-name="T5">$x++;</text:span><text:line-break/><text:span text:style-name="T5">} </text:span><text:span text:style-name="T4">while</text:span><text:span text:style-name="T7"> </text:span><text:span text:style-name="T5">($x &lt;= </text:span><text:span text:style-name="T4">5</text:span><text:span text:style-name="T5">);</text:span><text:line-break/><text:span text:style-name="T4">?&gt;</text:span></text:p>
      <text:p text:style-name="P19"><text:soft-page-break/>Notice that in a do while loop the condition is tested AFTER executing the statements within the loop. This means that the do while loop would execute its statements at least once, even if the condition is false the first time.</text:p>
      <text:h text:style-name="P35" text:outline-level="1">for Loops</text:h>
      <text:p text:style-name="P20"><text:span text:style-name="T4">&lt;?php</text:span><text:span text:style-name="T7"> </text:span><text:line-break/><text:span text:style-name="T4">for</text:span><text:span text:style-name="T7"> </text:span><text:span text:style-name="T5">($x = </text:span><text:span text:style-name="T4">0</text:span><text:span text:style-name="T5">; $x &lt;= </text:span><text:span text:style-name="T4">10</text:span><text:span text:style-name="T5">; $x++)</text:span><text:span text:style-name="T13"> </text:span><text:span text:style-name="T5">{</text:span><text:line-break/><text:span text:style-name="T7">    </text:span><text:span text:style-name="T4">echo</text:span><text:span text:style-name="T7"> </text:span><text:span text:style-name="T4">"The number is: $x &lt;br&gt;"</text:span><text:span text:style-name="T5">;</text:span><text:line-break/><text:span text:style-name="T5">} </text:span><text:line-break/><text:span text:style-name="T4">?&gt;</text:span></text:p>
      <text:h text:style-name="P30" text:outline-level="2">foreach Loop</text:h>
      <text:p text:style-name="P20"><text:span text:style-name="T4">&lt;?php</text:span><text:span text:style-name="T7"> </text:span><text:line-break/><text:span text:style-name="T5">$colors = </text:span><text:span text:style-name="T4">array</text:span><text:span text:style-name="T5">(</text:span><text:span text:style-name="T4">"red"</text:span><text:span text:style-name="T5">, </text:span><text:span text:style-name="T4">"green"</text:span><text:span text:style-name="T5">, </text:span><text:span text:style-name="T4">"blue"</text:span><text:span text:style-name="T5">, </text:span><text:span text:style-name="T4">"yellow"</text:span><text:span text:style-name="T5">); </text:span><text:line-break/><text:line-break/><text:span text:style-name="T4">foreach</text:span><text:span text:style-name="T7"> </text:span><text:span text:style-name="T5">($colors </text:span><text:span text:style-name="T4">as</text:span><text:span text:style-name="T7"> </text:span><text:span text:style-name="T5">$value) {</text:span><text:line-break/><text:span text:style-name="T7">    </text:span><text:span text:style-name="T4">echo</text:span><text:span text:style-name="T7"> </text:span><text:span text:style-name="T4">"$value &lt;br&gt;"</text:span><text:span text:style-name="T5">;</text:span><text:line-break/><text:span text:style-name="T5">}</text:span><text:line-break/><text:span text:style-name="T4">?&gt;</text:span></text:p>
      <text:h text:style-name="P35" text:outline-level="1">Functions<text:span text:style-name="T24"><text:line-break/>Besides the built-in PHP functions, we can create our own functions.</text:span></text:h>
      <text:p text:style-name="P19">A function is a block of statements that can be used repeatedly in a program.</text:p>
      <text:p text:style-name="P19">A function will not execute immediately when a page loads.</text:p>
      <text:p text:style-name="P19">A function will be executed by a call to the function.</text:p>
      <text:p text:style-name="P20"><text:span text:style-name="T4">&lt;?php</text:span><text:line-break/><text:span text:style-name="T4">function</text:span><text:span text:style-name="T7"> </text:span><text:span text:style-name="T5">writeMsg() {</text:span><text:line-break/><text:span text:style-name="T7">    </text:span><text:span text:style-name="T4">echo</text:span><text:span text:style-name="T7"> </text:span><text:span text:style-name="T4">"Hello world!"</text:span><text:span text:style-name="T5">;</text:span><text:line-break/><text:span text:style-name="T5">}</text:span><text:line-break/><text:line-break/><text:span text:style-name="T5">writeMsg(); </text:span><text:span text:style-name="T4">// call the function<text:line-break/>?&gt;</text:span></text:p>
      <text:h text:style-name="P30" text:outline-level="2">Function Arguments</text:h>
      <text:p text:style-name="P19">You can add as many arguments as you want, just separate them with a comma.</text:p>
      <text:p text:style-name="P20"><text:soft-page-break/><text:span text:style-name="T4">&lt;?php<text:line-break/>function</text:span><text:span text:style-name="T5"> familyName($fname, $year) {</text:span><text:span text:style-name="T4"><text:line-break/></text:span><text:span text:style-name="T5">    </text:span><text:span text:style-name="T4">echo</text:span><text:span text:style-name="T5"> </text:span><text:span text:style-name="T4">"$fname Refsnes. Born in $year &lt;br&gt;"</text:span><text:span text:style-name="T5">;</text:span><text:span text:style-name="T4"><text:line-break/></text:span><text:span text:style-name="T5">}</text:span><text:span text:style-name="T4"><text:line-break/><text:line-break/></text:span><text:span text:style-name="T5">familyName(</text:span><text:span text:style-name="T4">"Hege"</text:span><text:span text:style-name="T5">, </text:span><text:span text:style-name="T4">"1975"</text:span><text:span text:style-name="T5">);</text:span><text:span text:style-name="T4"><text:line-break/></text:span><text:span text:style-name="T5">familyName(</text:span><text:span text:style-name="T4">"Stale"</text:span><text:span text:style-name="T5">, </text:span><text:span text:style-name="T4">"1978"</text:span><text:span text:style-name="T5">);</text:span><text:span text:style-name="T4"><text:line-break/></text:span><text:span text:style-name="T5">familyName(</text:span><text:span text:style-name="T4">"Kai Jim"</text:span><text:span text:style-name="T5">, </text:span><text:span text:style-name="T4">"1983"</text:span><text:span text:style-name="T5">);</text:span><text:span text:style-name="T4"><text:line-break/>?&gt;</text:span></text:p>
      <text:h text:style-name="P30" text:outline-level="2">Default Argument Value</text:h>
      <text:p text:style-name="P20"><text:span text:style-name="T4">&lt;?php</text:span><text:line-break/><text:span text:style-name="T4">function</text:span><text:span text:style-name="T7"> </text:span><text:span text:style-name="T5">setHeight($minheight = </text:span><text:span text:style-name="T4">50</text:span><text:span text:style-name="T5">) {</text:span><text:line-break/><text:span text:style-name="T7">    </text:span><text:span text:style-name="T4">echo</text:span><text:span text:style-name="T7"> </text:span><text:span text:style-name="T4">"The height is : $minheight &lt;br&gt;"</text:span><text:span text:style-name="T5">;</text:span><text:line-break/><text:span text:style-name="T5">}</text:span><text:line-break/><text:line-break/><text:span text:style-name="T5">setHeight(</text:span><text:span text:style-name="T4">350</text:span><text:span text:style-name="T5">);</text:span><text:line-break/><text:span text:style-name="T5">setHeight(); </text:span><text:span text:style-name="T4">// will use the default value of 50<text:line-break/></text:span><text:span text:style-name="T5">setHeight(</text:span><text:span text:style-name="T4">135</text:span><text:span text:style-name="T5">);</text:span><text:line-break/><text:span text:style-name="T5">setHeight(</text:span><text:span text:style-name="T4">80</text:span><text:span text:style-name="T5">);</text:span><text:line-break/><text:span text:style-name="T4">?&gt;</text:span></text:p>
      <text:h text:style-name="P30" text:outline-level="2">Returning values</text:h>
      <text:p text:style-name="P20"><text:span text:style-name="T4">&lt;?php</text:span><text:line-break/><text:span text:style-name="T4">function</text:span><text:span text:style-name="T7"> </text:span><text:span text:style-name="T5">sum($x, $y) {</text:span><text:line-break/><text:span text:style-name="T7">    </text:span><text:span text:style-name="T5">$z = $x + $y;</text:span><text:line-break/><text:span text:style-name="T7">    </text:span><text:span text:style-name="T4">return</text:span><text:span text:style-name="T7"> </text:span><text:span text:style-name="T5">$z;</text:span><text:line-break/><text:span text:style-name="T5">}</text:span><text:line-break/><text:line-break/><text:span text:style-name="T4">echo</text:span><text:span text:style-name="T7"> </text:span><text:span text:style-name="T4">"5 + 10 = "</text:span><text:span text:style-name="T7"> </text:span><text:span text:style-name="T5">. sum(</text:span><text:span text:style-name="T4">5</text:span><text:span text:style-name="T5">, </text:span><text:span text:style-name="T4">10</text:span><text:span text:style-name="T5">) . </text:span><text:span text:style-name="T4">"&lt;br&gt;"</text:span><text:span text:style-name="T5">;</text:span><text:line-break/><text:span text:style-name="T4">echo</text:span><text:span text:style-name="T7"> </text:span><text:span text:style-name="T4">"7 + 13 = "</text:span><text:span text:style-name="T7"> </text:span><text:span text:style-name="T5">. sum(</text:span><text:span text:style-name="T4">7</text:span><text:span text:style-name="T5">, </text:span><text:span text:style-name="T4">13</text:span><text:span text:style-name="T5">) . </text:span><text:span text:style-name="T4">"&lt;br&gt;"</text:span><text:span text:style-name="T5">;</text:span><text:line-break/><text:span text:style-name="T4">echo</text:span><text:span text:style-name="T7"> </text:span><text:span text:style-name="T4">"2 + 4 = "</text:span><text:span text:style-name="T7"> </text:span><text:span text:style-name="T5">. sum(</text:span><text:span text:style-name="T4">2</text:span><text:span text:style-name="T5">, </text:span><text:span text:style-name="T4">4</text:span><text:span text:style-name="T5">);</text:span><text:line-break/><text:span text:style-name="T4">?&gt;</text:span></text:p>
      <text:h text:style-name="P30" text:outline-level="2"><text:soft-page-break/></text:h>
      <text:h text:style-name="P30" text:outline-level="2">Create an Array in PHP</text:h>
      <text:p text:style-name="Text_20_body"/>
      <text:p text:style-name="P19">In PHP, there are three types of arrays:</text:p>
      <text:list xml:id="list5114958131516428506" text:style-name="L6">
        <text:list-item>
          <text:p text:style-name="P26"><text:span text:style-name="T23">Indexed arrays</text:span> - Arrays with a numeric index</text:p>
        </text:list-item>
        <text:list-item>
          <text:p text:style-name="P26"><text:span text:style-name="T23">Associative arrays</text:span> - Arrays with named keys</text:p>
        </text:list-item>
        <text:list-item>
          <text:p text:style-name="P11"><text:span text:style-name="T23">Multidimensional arrays</text:span> - Arrays containing one or more arrays</text:p>
        </text:list-item>
      </text:list>
      <text:h text:style-name="P30" text:outline-level="2">Indexed Arrays</text:h>
      <text:p text:style-name="Text_20_body"><text:span text:style-name="T4">&lt;?php</text:span><text:line-break/><text:span text:style-name="T5">$cars = </text:span><text:span text:style-name="T4">array</text:span><text:span text:style-name="T5">(</text:span><text:span text:style-name="T4">"Volvo"</text:span><text:span text:style-name="T5">, </text:span><text:span text:style-name="T4">"BMW"</text:span><text:span text:style-name="T5">, </text:span><text:span text:style-name="T4">"Toyota"</text:span><text:span text:style-name="T5">);</text:span><text:line-break/><text:span text:style-name="T4">echo</text:span><text:span text:style-name="T7"> </text:span><text:span text:style-name="T4">"I like "</text:span><text:span text:style-name="T7"> </text:span><text:span text:style-name="T5">. $cars[</text:span><text:span text:style-name="T4">0</text:span><text:span text:style-name="T5">] . </text:span><text:span text:style-name="T4">", "</text:span><text:span text:style-name="T7"> </text:span><text:span text:style-name="T5">. $cars[</text:span><text:span text:style-name="T4">1</text:span><text:span text:style-name="T5">] . </text:span><text:span text:style-name="T4">" and "</text:span><text:span text:style-name="T7"> </text:span><text:span text:style-name="T5">. $cars[</text:span><text:span text:style-name="T4">2</text:span><text:span text:style-name="T5">] . </text:span><text:span text:style-name="T4">"."</text:span><text:span text:style-name="T5">;</text:span><text:line-break/><text:span text:style-name="T4">?&gt;</text:span><text:line-break/><text:span text:style-name="T8">Loop Through an Indexed Array</text:span></text:p>
      <text:p text:style-name="Text_20_body"><text:span text:style-name="T4">&lt;?php</text:span><text:line-break/><text:span text:style-name="T5">$cars = </text:span><text:span text:style-name="T4">array</text:span><text:span text:style-name="T5">(</text:span><text:span text:style-name="T4">"Volvo"</text:span><text:span text:style-name="T5">, </text:span><text:span text:style-name="T4">"BMW"</text:span><text:span text:style-name="T5">, </text:span><text:span text:style-name="T4">"Toyota"</text:span><text:span text:style-name="T5">);</text:span><text:line-break/><text:span text:style-name="T5">$arrlength = count($cars);</text:span><text:line-break/><text:line-break/><text:span text:style-name="T4">for</text:span><text:span text:style-name="T5">($x = </text:span><text:span text:style-name="T4">0</text:span><text:span text:style-name="T5">; $x &lt; $arrlength; $x++) {</text:span><text:line-break/><text:span text:style-name="T7">    </text:span><text:span text:style-name="T4">echo</text:span><text:span text:style-name="T7"> </text:span><text:span text:style-name="T5">$cars[$x];</text:span><text:line-break/><text:span text:style-name="T7">    </text:span><text:span text:style-name="T4">echo</text:span><text:span text:style-name="T7"> </text:span><text:span text:style-name="T4">"&lt;br&gt;"</text:span><text:span text:style-name="T5">;</text:span><text:line-break/><text:span text:style-name="T5">}</text:span><text:line-break/><text:span text:style-name="T4">?&gt;</text:span></text:p>
      <text:h text:style-name="P30" text:outline-level="2">Associative Arrays</text:h>
      <text:p text:style-name="P9">Associative arrays are arrays that use named keys that you assign to them.</text:p>
      <text:p text:style-name="Text_20_body"><text:span text:style-name="T4">&lt;?php</text:span><text:line-break/><text:span text:style-name="T5">$age = </text:span><text:span text:style-name="T4">array</text:span><text:span text:style-name="T5">(</text:span><text:span text:style-name="T4">"Peter"</text:span><text:span text:style-name="T5">=&gt;</text:span><text:span text:style-name="T4">"35"</text:span><text:span text:style-name="T5">, </text:span><text:span text:style-name="T4">"Ben"</text:span><text:span text:style-name="T5">=&gt;</text:span><text:span text:style-name="T4">"37"</text:span><text:span text:style-name="T5">, </text:span><text:span text:style-name="T4">"Joe"</text:span><text:span text:style-name="T5">=&gt;</text:span><text:span text:style-name="T4">"43"</text:span><text:span text:style-name="T5">);</text:span><text:line-break/><text:span text:style-name="T4">echo</text:span><text:span text:style-name="T7"> </text:span><text:span text:style-name="T4">"Peter is "</text:span><text:span text:style-name="T7"> </text:span><text:span text:style-name="T5">. $age[</text:span><text:span text:style-name="T4">'Peter'</text:span><text:span text:style-name="T5">] . </text:span><text:span text:style-name="T4">" years old."</text:span><text:span text:style-name="T5">;</text:span><text:line-break/><text:span text:style-name="T4">?&gt;</text:span></text:p>
      <text:p text:style-name="Text_20_body"/>
      <text:p text:style-name="Text_20_body"/>
      <text:p text:style-name="Text_20_body"><text:soft-page-break/></text:p>
      <text:h text:style-name="P30" text:outline-level="2">Loop Through an Associative Array</text:h>
      <text:p text:style-name="Text_20_body"><text:span text:style-name="T4">&lt;?php</text:span><text:line-break/><text:span text:style-name="T5">$age = </text:span><text:span text:style-name="T4">array</text:span><text:span text:style-name="T5">(</text:span><text:span text:style-name="T4">"Peter"</text:span><text:span text:style-name="T5">=&gt;</text:span><text:span text:style-name="T4">"35"</text:span><text:span text:style-name="T5">, </text:span><text:span text:style-name="T4">"Ben"</text:span><text:span text:style-name="T5">=&gt;</text:span><text:span text:style-name="T4">"37"</text:span><text:span text:style-name="T5">, </text:span><text:span text:style-name="T4">"Joe"</text:span><text:span text:style-name="T5">=&gt;</text:span><text:span text:style-name="T4">"43"</text:span><text:span text:style-name="T5">);</text:span><text:line-break/><text:line-break/><text:span text:style-name="T4">foreach</text:span><text:span text:style-name="T5">($age </text:span><text:span text:style-name="T4">as</text:span><text:span text:style-name="T7"> </text:span><text:span text:style-name="T5">$x =&gt; $x_value) {</text:span><text:line-break/><text:span text:style-name="T7">    </text:span><text:span text:style-name="T4">echo</text:span><text:span text:style-name="T7"> </text:span><text:span text:style-name="T4">"Key="</text:span><text:span text:style-name="T7"> </text:span><text:span text:style-name="T5">. $x . </text:span><text:span text:style-name="T4">", Value="</text:span><text:span text:style-name="T7"> </text:span><text:span text:style-name="T5">. $x_value;</text:span><text:line-break/><text:span text:style-name="T7">    </text:span><text:span text:style-name="T4">echo</text:span><text:span text:style-name="T7"> </text:span><text:span text:style-name="T4">"&lt;br&gt;"</text:span><text:span text:style-name="T5">;</text:span><text:line-break/><text:span text:style-name="T5">}</text:span><text:line-break/><text:span text:style-name="T4">?&gt;</text:span></text:p>
      <text:p text:style-name="Text_20_body"><text:span text:style-name="T11">For a complete reference of all array functions, go to our complete </text:span><text:a xlink:type="simple" xlink:href="https://www.w3schools.com/php/php_ref_array.asp" text:style-name="Internet_20_link" text:visited-style-name="Visited_20_Internet_20_Link"><text:span text:style-name="T14">PHP Array Reference</text:span></text:a><text:span text:style-name="T11">.</text:span></text:p>
      <text:h text:style-name="P30" text:outline-level="2">Sort Functions For Arrays</text:h>
      <text:list xml:id="list7135111715657842570" text:style-name="L8">
        <text:list-item>
          <text:p text:style-name="P16"><text:span text:style-name="T11">sort() - sort arrays in ascending order</text:span></text:p>
        </text:list-item>
      </text:list>
      <text:list xml:id="list3244121627891284257" text:style-name="L7">
        <text:list-item>
          <text:p text:style-name="P29"><text:span text:style-name="T11">rsort() - sort arrays in descending order</text:span></text:p>
        </text:list-item>
        <text:list-item>
          <text:p text:style-name="P27">asort() - sort associative arrays in ascending order, according to the value</text:p>
        </text:list-item>
        <text:list-item>
          <text:p text:style-name="P27">ksort() - sort associative arrays in ascending order, according to the key</text:p>
        </text:list-item>
        <text:list-item>
          <text:p text:style-name="P27">arsort() - sort associative arrays in descending order, according to the value</text:p>
        </text:list-item>
        <text:list-item>
          <text:p text:style-name="P12">krsort() - sort associative arrays in descending order, according to the key</text:p>
        </text:list-item>
      </text:list>
      <text:p text:style-name="Text_20_body"><text:span text:style-name="T11">For a complete reference of all array functions, go to our complete </text:span><text:a xlink:type="simple" xlink:href="https://www.w3schools.com/php/php_ref_array.asp" text:style-name="Internet_20_link" text:visited-style-name="Visited_20_Internet_20_Link"><text:span text:style-name="T14">PHP Array Reference</text:span></text:a><text:span text:style-name="T11">.</text:span><text:line-break/><text:span text:style-name="T9">Superglobals</text:span></text:p>
      <text:p text:style-name="P9">Several predefined variables in PHP are "superglobals", which means that they are always accessible, regardless of scope - and you can access them from any function, class or file without having to do anything special.</text:p>
      <text:p text:style-name="P19">The PHP superglobal variables are:</text:p>
      <text:list xml:id="list4528853191493094608" text:style-name="L9">
        <text:list-item>
          <text:p text:style-name="P28">$GLOBALS</text:p>
        </text:list-item>
        <text:list-item>
          <text:p text:style-name="P28">$_SERVER</text:p>
        </text:list-item>
        <text:list-item>
          <text:p text:style-name="P28">$_REQUEST</text:p>
        </text:list-item>
        <text:list-item>
          <text:p text:style-name="P28">$_POST</text:p>
        </text:list-item>
        <text:list-item>
          <text:p text:style-name="P28">$_GET</text:p>
        </text:list-item>
        <text:list-item>
          <text:p text:style-name="P28">$_FILES</text:p>
        </text:list-item>
        <text:list-item>
          <text:p text:style-name="P28">$_ENV</text:p>
        </text:list-item>
        <text:list-item>
          <text:p text:style-name="P28"><text:soft-page-break/>$_COOKIE</text:p>
        </text:list-item>
        <text:list-item>
          <text:p text:style-name="P13">$_SESSION</text:p>
        </text:list-item>
      </text:list>
      <text:h text:style-name="P30" text:outline-level="2">$GLOBALS</text:h>
      <text:p text:style-name="P17"><text:span text:style-name="T11">PHP stores all global variables in an array called $GLOBALS[</text:span><text:span text:style-name="T21">index</text:span><text:span text:style-name="T11">]. The </text:span><text:span text:style-name="Emphasis"><text:span text:style-name="T22">index</text:span></text:span><text:span text:style-name="T7"> </text:span><text:span text:style-name="T11">holds the name of the variable.</text:span></text:p>
      <text:p text:style-name="P17"><text:span text:style-name="T5">&lt;?php</text:span><text:span text:style-name="T11"> <text:line-break/></text:span><text:span text:style-name="T5">$x = 75; </text:span><text:span text:style-name="T11"><text:line-break/></text:span><text:span text:style-name="T5">$y = 25;</text:span><text:span text:style-name="T11"><text:line-break/> <text:line-break/></text:span><text:span text:style-name="T5">function</text:span><text:span text:style-name="T11"> </text:span><text:span text:style-name="T5">addition() { </text:span><text:span text:style-name="T11"><text:line-break/>    </text:span><text:span text:style-name="T5">$GLOBALS['z'] = $GLOBALS['x'] + $GLOBALS['y']; </text:span><text:span text:style-name="T11"><text:line-break/></text:span><text:span text:style-name="T5">}</text:span><text:span text:style-name="T11"><text:line-break/> <text:line-break/></text:span><text:span text:style-name="T5">addition(); </text:span><text:span text:style-name="T11"><text:line-break/></text:span><text:span text:style-name="T5">echo</text:span><text:span text:style-name="T11"> </text:span><text:span text:style-name="T5">$z; </text:span><text:span text:style-name="T11"><text:line-break/></text:span><text:span text:style-name="T5">?&gt;</text:span><text:line-break/><text:span text:style-name="T8">$_SERVER</text:span></text:p>
      <text:p text:style-name="P14">$_SERVER is a PHP super global variable which holds information about headers, paths, and script locations.</text:p>
      <text:p text:style-name="Text_20_body"><text:span text:style-name="T4">&lt;?php</text:span><text:span text:style-name="T7"> </text:span><text:line-break/><text:span text:style-name="T4">echo</text:span><text:span text:style-name="T7"> </text:span><text:span text:style-name="T4">$_SERVER</text:span><text:span text:style-name="T5">[</text:span><text:span text:style-name="T4">'PHP_SELF'</text:span><text:span text:style-name="T5">];</text:span><text:line-break/><text:span text:style-name="T4">echo</text:span><text:span text:style-name="T7"> </text:span><text:span text:style-name="T4">"&lt;br&gt;"</text:span><text:span text:style-name="T5">;</text:span><text:line-break/><text:span text:style-name="T4">echo</text:span><text:span text:style-name="T7"> </text:span><text:span text:style-name="T4">$_SERVER</text:span><text:span text:style-name="T5">[</text:span><text:span text:style-name="T4">'SERVER_NAME'</text:span><text:span text:style-name="T5">];</text:span><text:line-break/><text:span text:style-name="T4">echo</text:span><text:span text:style-name="T7"> </text:span><text:span text:style-name="T4">"&lt;br&gt;"</text:span><text:span text:style-name="T5">;</text:span><text:line-break/><text:span text:style-name="T4">echo</text:span><text:span text:style-name="T7"> </text:span><text:span text:style-name="T4">$_SERVER</text:span><text:span text:style-name="T5">[</text:span><text:span text:style-name="T4">'HTTP_HOST'</text:span><text:span text:style-name="T5">];</text:span><text:line-break/><text:span text:style-name="T4">echo</text:span><text:span text:style-name="T7"> </text:span><text:span text:style-name="T4">"&lt;br&gt;"</text:span><text:span text:style-name="T5">;</text:span><text:line-break/><text:span text:style-name="T4">echo</text:span><text:span text:style-name="T7"> </text:span><text:span text:style-name="T4">$_SERVER</text:span><text:span text:style-name="T5">[</text:span><text:span text:style-name="T4">'HTTP_REFERER'</text:span><text:span text:style-name="T5">];</text:span><text:line-break/><text:span text:style-name="T4">echo</text:span><text:span text:style-name="T7"> </text:span><text:span text:style-name="T4">"&lt;br&gt;"</text:span><text:span text:style-name="T5">;</text:span><text:line-break/><text:span text:style-name="T4">echo</text:span><text:span text:style-name="T7"> </text:span><text:span text:style-name="T4">$_SERVER</text:span><text:span text:style-name="T5">[</text:span><text:span text:style-name="T4">'HTTP_USER_AGENT'</text:span><text:span text:style-name="T5">];</text:span><text:line-break/><text:span text:style-name="T4">echo</text:span><text:span text:style-name="T7"> </text:span><text:span text:style-name="T4">"&lt;br&gt;"</text:span><text:span text:style-name="T5">;</text:span><text:line-break/><text:span text:style-name="T4">echo</text:span><text:span text:style-name="T7"> </text:span><text:span text:style-name="T4">$_SERVER</text:span><text:span text:style-name="T5">[</text:span><text:span text:style-name="T4">'SCRIPT_NAME'</text:span><text:span text:style-name="T5">];</text:span><text:line-break/><text:span text:style-name="T4">?&gt;</text:span><text:line-break/><text:span text:style-name="T11">The following table lists the most important elements that can go inside $_SERVER:</text:span></text:p>
      <table:table table:name="Table1" table:style-name="Table1">
        <table:table-column table:style-name="Table1.A"/>
        <table:table-column table:style-name="Table1.B"/>
        <table:table-row table:style-name="Table1.1">
          <table:table-cell table:style-name="Table1.A1" office:value-type="string">
            <text:p text:style-name="P37">Element/Code</text:p>
          </table:table-cell>
          <table:table-cell table:style-name="Table1.A1" office:value-type="string">
            <text:p text:style-name="P37">Description</text:p>
          </table:table-cell>
        </table:table-row>
        <table:table-row table:style-name="Table1.2">
          <table:table-cell table:style-name="Table1.A1" office:value-type="string">
            <text:p text:style-name="P38">$_SERVER['PHP_SELF']</text:p>
          </table:table-cell>
          <table:table-cell table:style-name="Table1.A1" office:value-type="string">
            <text:p text:style-name="P38">Returns the filename of the currently executing script</text:p>
          </table:table-cell>
        </table:table-row>
        <text:soft-page-break/>
        <table:table-row table:style-name="Table1.1">
          <table:table-cell table:style-name="Table1.A1" office:value-type="string">
            <text:p text:style-name="P38">$_SERVER['GATEWAY_INTERFACE']</text:p>
          </table:table-cell>
          <table:table-cell table:style-name="Table1.A1" office:value-type="string">
            <text:p text:style-name="P38">Returns the version of the Common Gateway Interface (CGI) the server is using</text:p>
          </table:table-cell>
        </table:table-row>
        <table:table-row table:style-name="Table1.2">
          <table:table-cell table:style-name="Table1.A1" office:value-type="string">
            <text:p text:style-name="P38">$_SERVER['SERVER_ADDR']</text:p>
          </table:table-cell>
          <table:table-cell table:style-name="Table1.A1" office:value-type="string">
            <text:p text:style-name="P38">Returns the IP address of the host server</text:p>
          </table:table-cell>
        </table:table-row>
        <table:table-row table:style-name="Table1.1">
          <table:table-cell table:style-name="Table1.A1" office:value-type="string">
            <text:p text:style-name="P38">$_SERVER['SERVER_NAME']</text:p>
          </table:table-cell>
          <table:table-cell table:style-name="Table1.A1" office:value-type="string">
            <text:p text:style-name="P38">Returns the name of the host server (such as www.w3schools.com)</text:p>
          </table:table-cell>
        </table:table-row>
        <table:table-row table:style-name="Table1.2">
          <table:table-cell table:style-name="Table1.A1" office:value-type="string">
            <text:p text:style-name="P38">$_SERVER['SERVER_SOFTWARE']</text:p>
          </table:table-cell>
          <table:table-cell table:style-name="Table1.A1" office:value-type="string">
            <text:p text:style-name="P38">Returns the server identification string (such as Apache/2.2.24)</text:p>
          </table:table-cell>
        </table:table-row>
        <table:table-row table:style-name="Table1.1">
          <table:table-cell table:style-name="Table1.A1" office:value-type="string">
            <text:p text:style-name="P38">$_SERVER['SERVER_PROTOCOL']</text:p>
          </table:table-cell>
          <table:table-cell table:style-name="Table1.A1" office:value-type="string">
            <text:p text:style-name="P38">Returns the name and revision of the information protocol (such as HTTP/1.1)</text:p>
          </table:table-cell>
        </table:table-row>
        <table:table-row table:style-name="Table1.2">
          <table:table-cell table:style-name="Table1.A1" office:value-type="string">
            <text:p text:style-name="P38">$_SERVER['REQUEST_METHOD']</text:p>
          </table:table-cell>
          <table:table-cell table:style-name="Table1.A1" office:value-type="string">
            <text:p text:style-name="P38">Returns the request method used to access the page (such as POST)</text:p>
          </table:table-cell>
        </table:table-row>
        <table:table-row table:style-name="Table1.1">
          <table:table-cell table:style-name="Table1.A1" office:value-type="string">
            <text:p text:style-name="P38">$_SERVER['REQUEST_TIME']</text:p>
          </table:table-cell>
          <table:table-cell table:style-name="Table1.A1" office:value-type="string">
            <text:p text:style-name="P38">Returns the timestamp of the start of the request (such as 1377687496)</text:p>
          </table:table-cell>
        </table:table-row>
        <table:table-row table:style-name="Table1.2">
          <table:table-cell table:style-name="Table1.A1" office:value-type="string">
            <text:p text:style-name="P38">$_SERVER['QUERY_STRING']</text:p>
          </table:table-cell>
          <table:table-cell table:style-name="Table1.A1" office:value-type="string">
            <text:p text:style-name="P38">Returns the query string if the page is accessed via a query string</text:p>
          </table:table-cell>
        </table:table-row>
        <table:table-row table:style-name="Table1.1">
          <table:table-cell table:style-name="Table1.A1" office:value-type="string">
            <text:p text:style-name="P38">$_SERVER['HTTP_ACCEPT']</text:p>
          </table:table-cell>
          <table:table-cell table:style-name="Table1.A1" office:value-type="string">
            <text:p text:style-name="P38">Returns the Accept header from the current request</text:p>
          </table:table-cell>
        </table:table-row>
        <table:table-row table:style-name="Table1.2">
          <table:table-cell table:style-name="Table1.A1" office:value-type="string">
            <text:p text:style-name="P38">$_SERVER['HTTP_ACCEPT_CHARSET']</text:p>
          </table:table-cell>
          <table:table-cell table:style-name="Table1.A1" office:value-type="string">
            <text:p text:style-name="P38">Returns the Accept_Charset header from the current request (such as utf-8,ISO-8859-1)</text:p>
          </table:table-cell>
        </table:table-row>
        <table:table-row table:style-name="Table1.1">
          <table:table-cell table:style-name="Table1.A1" office:value-type="string">
            <text:p text:style-name="P38">$_SERVER['HTTP_HOST']</text:p>
          </table:table-cell>
          <table:table-cell table:style-name="Table1.A1" office:value-type="string">
            <text:p text:style-name="P38">Returns the Host header from the current request</text:p>
          </table:table-cell>
        </table:table-row>
        <table:table-row table:style-name="Table1.2">
          <table:table-cell table:style-name="Table1.A1" office:value-type="string">
            <text:p text:style-name="P38">$_SERVER['HTTP_REFERER']</text:p>
          </table:table-cell>
          <table:table-cell table:style-name="Table1.A1" office:value-type="string">
            <text:p text:style-name="P38">Returns the complete URL of the current page (not reliable because not all user-agents support it)</text:p>
          </table:table-cell>
        </table:table-row>
        <table:table-row table:style-name="Table1.1">
          <table:table-cell table:style-name="Table1.A1" office:value-type="string">
            <text:p text:style-name="P38">$_SERVER['HTTPS']</text:p>
          </table:table-cell>
          <table:table-cell table:style-name="Table1.A1" office:value-type="string">
            <text:p text:style-name="P38">Is the script queried through a secure HTTP protocol</text:p>
          </table:table-cell>
        </table:table-row>
        <table:table-row table:style-name="Table1.2">
          <table:table-cell table:style-name="Table1.A1" office:value-type="string">
            <text:p text:style-name="P38">$_SERVER['REMOTE_ADDR']</text:p>
          </table:table-cell>
          <table:table-cell table:style-name="Table1.A1" office:value-type="string">
            <text:p text:style-name="P38">Returns the IP address from where the user is viewing the current page</text:p>
          </table:table-cell>
        </table:table-row>
        <table:table-row table:style-name="Table1.1">
          <table:table-cell table:style-name="Table1.A1" office:value-type="string">
            <text:p text:style-name="P38">$_SERVER['REMOTE_HOST']</text:p>
          </table:table-cell>
          <table:table-cell table:style-name="Table1.A1" office:value-type="string">
            <text:p text:style-name="P38">Returns the Host name from where the user is viewing the current page</text:p>
          </table:table-cell>
        </table:table-row>
        <table:table-row table:style-name="Table1.2">
          <table:table-cell table:style-name="Table1.A1" office:value-type="string">
            <text:p text:style-name="P38">$_SERVER['REMOTE_PORT']</text:p>
          </table:table-cell>
          <table:table-cell table:style-name="Table1.A1" office:value-type="string">
            <text:p text:style-name="P38">Returns the port being used on the user's machine to communicate with the web server</text:p>
          </table:table-cell>
        </table:table-row>
        <table:table-row table:style-name="Table1.1">
          <table:table-cell table:style-name="Table1.A1" office:value-type="string">
            <text:p text:style-name="P38">$_SERVER['SCRIPT_FILENAME']</text:p>
          </table:table-cell>
          <table:table-cell table:style-name="Table1.A1" office:value-type="string">
            <text:p text:style-name="P38">Returns the absolute pathname of the currently executing script</text:p>
          </table:table-cell>
        </table:table-row>
        <table:table-row table:style-name="Table1.2">
          <table:table-cell table:style-name="Table1.A1" office:value-type="string">
            <text:p text:style-name="P38">$_SERVER['SERVER_ADMIN']</text:p>
          </table:table-cell>
          <table:table-cell table:style-name="Table1.A1" office:value-type="string">
            <text:p text:style-name="P38">Returns the value given to the SERVER_ADMIN directive in the web server configuration file (if your script runs on a virtual host, it will be the value defined for that virtual host) (such as someone@w3schools.com)</text:p>
          </table:table-cell>
        </table:table-row>
        <table:table-row table:style-name="Table1.1">
          <table:table-cell table:style-name="Table1.A1" office:value-type="string">
            <text:p text:style-name="P38">$_SERVER['SERVER_PORT']</text:p>
          </table:table-cell>
          <table:table-cell table:style-name="Table1.A1" office:value-type="string">
            <text:p text:style-name="P38">Returns the port on the server machine being used by the web server for communication (such as 80)</text:p>
          </table:table-cell>
        </table:table-row>
        <table:table-row table:style-name="Table1.2">
          <table:table-cell table:style-name="Table1.A1" office:value-type="string">
            <text:p text:style-name="P38">$_SERVER['SERVER_SIGNATURE']</text:p>
          </table:table-cell>
          <table:table-cell table:style-name="Table1.A1" office:value-type="string">
            <text:p text:style-name="P38">Returns the server version and virtual host name which are added to server-generated pages</text:p>
          </table:table-cell>
        </table:table-row>
        <table:table-row table:style-name="Table1.1">
          <table:table-cell table:style-name="Table1.A1" office:value-type="string">
            <text:p text:style-name="P38">$_SERVER['PATH_TRANSLATED']</text:p>
          </table:table-cell>
          <table:table-cell table:style-name="Table1.A1" office:value-type="string">
            <text:p text:style-name="P38">Returns the file system based path to the current script</text:p>
          </table:table-cell>
        </table:table-row>
        <table:table-row table:style-name="Table1.2">
          <table:table-cell table:style-name="Table1.A1" office:value-type="string">
            <text:p text:style-name="P38">$_SERVER['SCRIPT_NAME']</text:p>
          </table:table-cell>
          <table:table-cell table:style-name="Table1.A1" office:value-type="string">
            <text:p text:style-name="P38">Returns the path of the current script</text:p>
          </table:table-cell>
        </table:table-row>
        <table:table-row table:style-name="Table1.1">
          <table:table-cell table:style-name="Table1.A1" office:value-type="string">
            <text:p text:style-name="P38">$_SERVER['SCRIPT_URI']</text:p>
          </table:table-cell>
          <table:table-cell table:style-name="Table1.A1" office:value-type="string">
            <text:p text:style-name="P38">Returns the URI of the current page</text:p>
          </table:table-cell>
        </table:table-row>
      </table:table>
      <text:p text:style-name="Text_20_body"/>
      <text:p text:style-name="Text_20_body"/>
      <text:h text:style-name="P30" text:outline-level="2"><text:soft-page-break/>$_REQUEST</text:h>
      <text:p text:style-name="P9">PHP $_REQUEST is used to collect data after submitting an HTML form.</text:p>
      <text:p text:style-name="P19">The example below shows a form with an input field and a submit button. When a user submits the data by clicking on "Submit", the form data is sent to the file specified in the action attribute of the &lt;form&gt; tag. In this example, we point to this file itself for processing form data. If you wish to use another PHP file to process form data, replace that with the filename of your choice. Then, we can use the super global variable $_REQUEST to collect the value of the input field:</text:p>
      <text:p text:style-name="P21"><text:span text:style-name="T25">&lt;</text:span><text:span text:style-name="T20">html</text:span><text:span text:style-name="T25">&gt;</text:span><text:line-break/><text:span text:style-name="T25">&lt;</text:span><text:span text:style-name="T20">body</text:span><text:span text:style-name="T25">&gt;</text:span><text:line-break/><text:line-break/><text:span text:style-name="T25">&lt;</text:span><text:span text:style-name="T20">form</text:span><text:span text:style-name="T26"> method</text:span><text:span text:style-name="T25">="post"</text:span><text:span text:style-name="T26"> action</text:span><text:span text:style-name="T25">="</text:span><text:span text:style-name="T26">&lt;?php</text:span><text:span text:style-name="T20"> </text:span><text:span text:style-name="T25">echo</text:span><text:span text:style-name="T20"> </text:span><text:span text:style-name="T27">$_SERVER</text:span><text:span text:style-name="T20">[</text:span><text:span text:style-name="T28">'PHP_SELF'</text:span><text:span text:style-name="T20">];</text:span><text:span text:style-name="T26">?&gt;</text:span><text:span text:style-name="T25">"&gt;</text:span><text:line-break/>  <text:span text:style-name="T20">Name: </text:span><text:span text:style-name="T25">&lt;</text:span><text:span text:style-name="T20">input</text:span><text:span text:style-name="T26"> type</text:span><text:span text:style-name="T25">="text"</text:span><text:span text:style-name="T26"> name</text:span><text:span text:style-name="T25">="fname"&gt;</text:span><text:line-break/>  <text:span text:style-name="T25">&lt;</text:span><text:span text:style-name="T20">input</text:span><text:span text:style-name="T26"> type</text:span><text:span text:style-name="T25">="submit"&gt;</text:span><text:line-break/><text:span text:style-name="T25">&lt;</text:span><text:span text:style-name="T20">/form</text:span><text:span text:style-name="T25">&gt;</text:span><text:line-break/><text:line-break/><text:span text:style-name="T26">&lt;?php</text:span><text:span text:style-name="T20"><text:line-break/></text:span><text:span text:style-name="T25">if</text:span><text:span text:style-name="T20"> (</text:span><text:span text:style-name="T27">$_SERVER</text:span><text:span text:style-name="T20">[</text:span><text:span text:style-name="T28">"REQUEST_METHOD"</text:span><text:span text:style-name="T20">] == </text:span><text:span text:style-name="T28">"POST"</text:span><text:span text:style-name="T20">) {<text:line-break/>    </text:span><text:span text:style-name="T29">// collect value of input field<text:line-break/></text:span><text:span text:style-name="T20">    $name = </text:span><text:span text:style-name="T27">$_REQUEST</text:span><text:span text:style-name="T20">[</text:span><text:span text:style-name="T28">'fname'</text:span><text:span text:style-name="T20">];<text:line-break/>    </text:span><text:span text:style-name="T25">if</text:span><text:span text:style-name="T20"> (</text:span><text:span text:style-name="T25">empty</text:span><text:span text:style-name="T20">($name)) {<text:line-break/>        </text:span><text:span text:style-name="T25">echo</text:span><text:span text:style-name="T20"> </text:span><text:span text:style-name="T28">"Name is empty"</text:span><text:span text:style-name="T20">;<text:line-break/>    } </text:span><text:span text:style-name="T25">else</text:span><text:span text:style-name="T20"> {<text:line-break/>        </text:span><text:span text:style-name="T25">echo</text:span><text:span text:style-name="T20"> $name;<text:line-break/>    }<text:line-break/>}<text:line-break/></text:span><text:span text:style-name="T26">?&gt;</text:span></text:p>
      <text:h text:style-name="P30" text:outline-level="2">$_POST</text:h>
      <text:p text:style-name="P9">PHP $_POST is widely used to collect form data after submitting an HTML form with method="post". $_POST is also widely used to pass variables.</text:p>
      <text:p text:style-name="P19">The example below shows a form with an input field and a submit button. When a user submits the data by clicking on "Submit", the form data is sent to the file specified in the action attribute of the &lt;form&gt; tag. In this example, we point to the file itself for processing form data. If you wish to use another PHP file to process form data, replace that with the filename of your choice. Then, we can use the super global variable $_POST to collect the value of the input field:</text:p>
      <text:p text:style-name="Text_20_body"><text:soft-page-break/><text:span text:style-name="T15">&lt;</text:span><text:span text:style-name="T4">html</text:span><text:span text:style-name="T15">&gt;</text:span><text:line-break/><text:span text:style-name="T15">&lt;</text:span><text:span text:style-name="T4">body</text:span><text:span text:style-name="T15">&gt;</text:span><text:line-break/><text:line-break/><text:span text:style-name="T15">&lt;</text:span><text:span text:style-name="T4">form</text:span><text:span text:style-name="T16"> method</text:span><text:span text:style-name="T15">="post"</text:span><text:span text:style-name="T16"> action</text:span><text:span text:style-name="T15">="</text:span><text:span text:style-name="T16">&lt;?php</text:span><text:span text:style-name="T5"> </text:span><text:span text:style-name="T15">echo</text:span><text:span text:style-name="T5"> </text:span><text:span text:style-name="T17">$_SERVER</text:span><text:span text:style-name="T5">[</text:span><text:span text:style-name="T18">'PHP_SELF'</text:span><text:span text:style-name="T5">];</text:span><text:span text:style-name="T16">?&gt;</text:span><text:span text:style-name="T15">"&gt;</text:span><text:line-break/><text:span text:style-name="T7">  </text:span><text:span text:style-name="T5">Name: </text:span><text:span text:style-name="T15">&lt;</text:span><text:span text:style-name="T4">input</text:span><text:span text:style-name="T16"> type</text:span><text:span text:style-name="T15">="text"</text:span><text:span text:style-name="T16"> name</text:span><text:span text:style-name="T15">="fname"&gt;</text:span><text:line-break/><text:span text:style-name="T7">  </text:span><text:span text:style-name="T15">&lt;</text:span><text:span text:style-name="T4">input</text:span><text:span text:style-name="T16"> type</text:span><text:span text:style-name="T15">="submit"&gt;</text:span><text:line-break/><text:span text:style-name="T15">&lt;</text:span><text:span text:style-name="T4">/form</text:span><text:span text:style-name="T15">&gt;</text:span><text:line-break/><text:line-break/><text:span text:style-name="T16">&lt;?php</text:span><text:span text:style-name="T5"><text:line-break/></text:span><text:span text:style-name="T15">if</text:span><text:span text:style-name="T5"> (</text:span><text:span text:style-name="T17">$_SERVER</text:span><text:span text:style-name="T5">[</text:span><text:span text:style-name="T18">"REQUEST_METHOD"</text:span><text:span text:style-name="T5">] == </text:span><text:span text:style-name="T18">"POST"</text:span><text:span text:style-name="T5">) {<text:line-break/>    </text:span><text:span text:style-name="T19">// collect value of input field<text:line-break/></text:span><text:span text:style-name="T5">    $name = </text:span><text:span text:style-name="T17">$_POST</text:span><text:span text:style-name="T5">[</text:span><text:span text:style-name="T18">'fname'</text:span><text:span text:style-name="T5">];<text:line-break/>    </text:span><text:span text:style-name="T15">if</text:span><text:span text:style-name="T5"> (</text:span><text:span text:style-name="T15">empty</text:span><text:span text:style-name="T5">($name)) {<text:line-break/>        </text:span><text:span text:style-name="T15">echo</text:span><text:span text:style-name="T5"> </text:span><text:span text:style-name="T18">"Name is empty"</text:span><text:span text:style-name="T5">;<text:line-break/>    } </text:span><text:span text:style-name="T15">else</text:span><text:span text:style-name="T5"> {<text:line-break/>        </text:span><text:span text:style-name="T15">echo</text:span><text:span text:style-name="T5"> $name;<text:line-break/>    }<text:line-break/>}<text:line-break/></text:span><text:span text:style-name="T16">?&gt;</text:span><text:line-break/><text:line-break/><text:span text:style-name="T15">&lt;</text:span><text:span text:style-name="T4">/body</text:span><text:span text:style-name="T15">&gt;</text:span><text:line-break/><text:span text:style-name="T15">&lt;</text:span><text:span text:style-name="T4">/html</text:span><text:span text:style-name="T15">&gt;</text:span></text:p>
      <text:h text:style-name="P30" text:outline-level="2">$_GET</text:h>
      <text:p text:style-name="P9">PHP $_GET can also be used to collect form data after submitting an HTML form with method="get".</text:p>
      <text:p text:style-name="P19">$_GET can also collect data sent in the URL.</text:p>
      <text:p text:style-name="P19">Assume we have an HTML page that contains a hyperlink with parameters:</text:p>
      <text:p text:style-name="P22">&lt;html&gt;<text:line-break/>&lt;body&gt;<text:line-break/><text:line-break/>&lt;a href="test_get.php?subject=PHP&amp;web=W3schools.com"&gt;Test $GET&lt;/a&gt;<text:line-break/><text:line-break/><text:soft-page-break/>&lt;/body&gt;<text:line-break/>&lt;/html&gt;</text:p>
      <text:p text:style-name="P19">When a user clicks on the link "Test $GET", the parameters "subject" and "web" are sent to "test_get.php", and you can then access their values in "test_get.php" with $_GET.</text:p>
      <text:p text:style-name="P19">The example below shows the code in "test_get.php":</text:p>
      <text:p text:style-name="P21"><text:span text:style-name="T25">&lt;</text:span><text:span text:style-name="T20">html</text:span><text:span text:style-name="T25">&gt;</text:span><text:line-break/><text:span text:style-name="T25">&lt;</text:span><text:span text:style-name="T20">body</text:span><text:span text:style-name="T25">&gt;</text:span><text:line-break/><text:line-break/><text:span text:style-name="T26">&lt;?php</text:span><text:span text:style-name="T20"> <text:line-break/></text:span><text:span text:style-name="T25">echo</text:span><text:span text:style-name="T20"> </text:span><text:span text:style-name="T28">"Study "</text:span><text:span text:style-name="T20"> . </text:span><text:span text:style-name="T27">$_GET</text:span><text:span text:style-name="T20">[</text:span><text:span text:style-name="T28">'subject'</text:span><text:span text:style-name="T20">] . </text:span><text:span text:style-name="T28">" at "</text:span><text:span text:style-name="T20"> . </text:span><text:span text:style-name="T27">$_GET</text:span><text:span text:style-name="T20">[</text:span><text:span text:style-name="T28">'web'</text:span><text:span text:style-name="T20">];<text:line-break/></text:span><text:span text:style-name="T26">?&gt;</text:span><text:line-break/><text:line-break/><text:span text:style-name="T25">&lt;</text:span><text:span text:style-name="T20">/body</text:span><text:span text:style-name="T25">&gt;</text:span><text:line-break/><text:span text:style-name="T25">&lt;</text:span><text:span text:style-name="T20">/html</text:span><text:span text:style-name="T25">&gt;</text:span></text:p>
      <text:h text:style-name="P35" text:outline-level="1">Form Handling</text:h>
      <text:p text:style-name="P15">The PHP superglobals $_GET and $_POST are used to collect form-data.</text:p>
      <text:p text:style-name="Text_20_body"><text:span text:style-name="T15">&lt;</text:span><text:span text:style-name="T4">html</text:span><text:span text:style-name="T15">&gt;</text:span><text:line-break/><text:span text:style-name="T15">&lt;</text:span><text:span text:style-name="T4">body</text:span><text:span text:style-name="T15">&gt;</text:span><text:line-break/><text:line-break/><text:span text:style-name="T15">&lt;</text:span><text:span text:style-name="T4">form</text:span><text:span text:style-name="T16"> action</text:span><text:span text:style-name="T15">="welcome.php"</text:span><text:span text:style-name="T16"> method</text:span><text:span text:style-name="T15">="post"&gt;</text:span><text:line-break/><text:span text:style-name="T5">Name: </text:span><text:span text:style-name="T15">&lt;</text:span><text:span text:style-name="T4">input</text:span><text:span text:style-name="T16"> type</text:span><text:span text:style-name="T15">="text"</text:span><text:span text:style-name="T16"> name</text:span><text:span text:style-name="T15">="name"&gt;&lt;</text:span><text:span text:style-name="T4">br</text:span><text:span text:style-name="T15">&gt;</text:span><text:line-break/><text:span text:style-name="T5">E-mail: </text:span><text:span text:style-name="T15">&lt;</text:span><text:span text:style-name="T4">input</text:span><text:span text:style-name="T16"> type</text:span><text:span text:style-name="T15">="text"</text:span><text:span text:style-name="T16"> name</text:span><text:span text:style-name="T15">="email"&gt;&lt;</text:span><text:span text:style-name="T4">br</text:span><text:span text:style-name="T15">&gt;</text:span><text:line-break/><text:span text:style-name="T15">&lt;</text:span><text:span text:style-name="T4">input</text:span><text:span text:style-name="T16"> type</text:span><text:span text:style-name="T15">="submit"&gt;</text:span><text:line-break/><text:span text:style-name="T15">&lt;</text:span><text:span text:style-name="T4">/form</text:span><text:span text:style-name="T15">&gt;</text:span><text:line-break/><text:line-break/><text:span text:style-name="T15">&lt;</text:span><text:span text:style-name="T4">/body</text:span><text:span text:style-name="T15">&gt;</text:span><text:line-break/><text:span text:style-name="T15">&lt;</text:span><text:span text:style-name="T4">/html</text:span><text:span text:style-name="T15">&gt;</text:span><text:line-break/><text:span text:style-name="T11">When the user fills out the form above and clicks the submit button, the form data is sent for processing to a PHP file named "welcome.php". The form data is sent with the HTTP POST method.</text:span></text:p>
      <text:p text:style-name="Text_20_body"><text:span text:style-name="T5">&lt;html&gt;</text:span><text:line-break/><text:span text:style-name="T5">&lt;body&gt;</text:span><text:line-break/><text:soft-page-break/><text:line-break/><text:span text:style-name="T5">Welcome &lt;?php echo $_POST["name"]; ?&gt;&lt;br&gt;</text:span><text:line-break/><text:span text:style-name="T5">Your email address is: &lt;?php echo $_POST["email"]; ?&gt;</text:span><text:line-break/><text:line-break/><text:span text:style-name="T5">&lt;/body&gt;</text:span><text:line-break/><text:span text:style-name="T5">&lt;/html&gt;</text:span></text:p>
      <text:p text:style-name="P9">The same result could also be achieved using the HTTP GET method:</text:p>
      <text:p text:style-name="Text_20_body"><text:span text:style-name="T15">&lt;</text:span><text:span text:style-name="T4">html</text:span><text:span text:style-name="T15">&gt;</text:span><text:line-break/><text:span text:style-name="T15">&lt;</text:span><text:span text:style-name="T4">body</text:span><text:span text:style-name="T15">&gt;</text:span><text:line-break/><text:line-break/><text:span text:style-name="T15">&lt;</text:span><text:span text:style-name="T4">form</text:span><text:span text:style-name="T16"> action</text:span><text:span text:style-name="T15">="welcome_get.php"</text:span><text:span text:style-name="T16"> method</text:span><text:span text:style-name="T15">="get"&gt;</text:span><text:line-break/><text:span text:style-name="T5">Name: </text:span><text:span text:style-name="T15">&lt;</text:span><text:span text:style-name="T4">input</text:span><text:span text:style-name="T16"> type</text:span><text:span text:style-name="T15">="text"</text:span><text:span text:style-name="T16"> name</text:span><text:span text:style-name="T15">="name"&gt;&lt;</text:span><text:span text:style-name="T4">br</text:span><text:span text:style-name="T15">&gt;</text:span><text:line-break/><text:span text:style-name="T5">E-mail: </text:span><text:span text:style-name="T15">&lt;</text:span><text:span text:style-name="T4">input</text:span><text:span text:style-name="T16"> type</text:span><text:span text:style-name="T15">="text"</text:span><text:span text:style-name="T16"> name</text:span><text:span text:style-name="T15">="email"&gt;&lt;</text:span><text:span text:style-name="T4">br</text:span><text:span text:style-name="T15">&gt;</text:span><text:line-break/><text:span text:style-name="T15">&lt;</text:span><text:span text:style-name="T4">input</text:span><text:span text:style-name="T16"> type</text:span><text:span text:style-name="T15">="submit"&gt;</text:span><text:line-break/><text:span text:style-name="T15">&lt;</text:span><text:span text:style-name="T4">/form</text:span><text:span text:style-name="T15">&gt;</text:span><text:line-break/><text:line-break/><text:span text:style-name="T15">&lt;</text:span><text:span text:style-name="T4">/body</text:span><text:span text:style-name="T15">&gt;</text:span><text:line-break/><text:span text:style-name="T15">&lt;</text:span><text:span text:style-name="T4">/html</text:span><text:span text:style-name="T15">&gt;</text:span></text:p>
      <text:p text:style-name="P9">and "welcome_get.php" looks like this:</text:p>
      <text:p text:style-name="P22">&lt;html&gt;<text:line-break/>&lt;body&gt;<text:line-break/><text:line-break/>Welcome &lt;?php echo $_GET["name"]; ?&gt;&lt;br&gt;<text:line-break/>Your email address is: &lt;?php echo $_GET["email"]; ?&gt;<text:line-break/><text:line-break/>&lt;/body&gt;<text:line-break/>&lt;/html&gt;</text:p>
      <text:p text:style-name="Text_20_body"/>
      <text:p text:style-name="Text_20_body"/>
      <text:h text:style-name="P30" text:outline-level="2"><text:soft-page-break/>GET vs. POST</text:h>
      <text:p text:style-name="P19">Both GET and POST create an array (e.g. array( key =&gt; value, key2 =&gt; value2, key3 =&gt; value3, ...)). This array holds key/value pairs, where keys are the names of the form controls and values are the input data from the user.</text:p>
      <text:p text:style-name="P19">Both GET and POST are treated as $_GET and $_POST. These are superglobals, which means that they are always accessible, regardless of scope - and you can access them from any function, class or file without having to do anything special.</text:p>
      <text:p text:style-name="P19">$_GET is an array of variables passed to the current script via the URL parameters.</text:p>
      <text:p text:style-name="P19">$_POST is an array of variables passed to the current script via the HTTP POST method.</text:p>
      <text:h text:style-name="P30" text:outline-level="2">When to use GET?</text:h>
      <text:p text:style-name="P20"><text:span text:style-name="T11">Information sent from a form with the GET method is </text:span><text:span text:style-name="Strong_20_Emphasis"><text:span text:style-name="T11">visible to everyone</text:span></text:span><text:span text:style-name="T11"> (all variable names and values are displayed in the URL). GET also has limits on the amount of information to send. The limitation is about 2000 characters. However, because the variables are displayed in the URL, it is possible to bookmark the page. This can be useful in some cases.</text:span></text:p>
      <text:p text:style-name="P19">GET may be used for sending non-sensitive data.</text:p>
      <text:p text:style-name="P19"><text:span text:style-name="T23">Note:</text:span> GET should NEVER be used for sending passwords or other sensitive information!</text:p>
      <text:h text:style-name="P30" text:outline-level="2">When to use POST?</text:h>
      <text:p text:style-name="P20"><text:span text:style-name="T11">Information sent from a form with the POST method is </text:span><text:span text:style-name="Strong_20_Emphasis"><text:span text:style-name="T11">invisible to others</text:span></text:span><text:span text:style-name="T11"> (all names/values are embedded within the body of the HTTP request) and has </text:span><text:span text:style-name="Strong_20_Emphasis"><text:span text:style-name="T11">no limits</text:span></text:span><text:span text:style-name="T11"> on the amount of information to send.</text:span></text:p>
      <text:p text:style-name="P19">Moreover POST supports advanced functionality such as support for multi-part binary input while uploading files to server.</text:p>
      <text:p text:style-name="P19">However, because the variables are not displayed in the URL, it is not possible to bookmark the page.</text:p>
      <text:p text:style-name="P24"><text:span text:style-name="Strong_20_Emphasis"><text:span text:style-name="T12">Developers prefer POST for sending form data.</text:span></text:span></text:p>
      <text:p text:style-name="Text_20_body"/>
      <text:p text:style-name="Text_20_body"/>
      <text:p text:style-name="Text_20_body"/>
      <text:p text:style-name="Text_20_body"><text:line-break/><text:soft-page-break/><text:span text:style-name="T9">Form Validation</text:span></text:p>
      <text:h text:style-name="P30" text:outline-level="2">The Form Element</text:h>
      <text:p text:style-name="P20"><text:span text:style-name="T5">&lt;form method="post" action="&lt;?php echo htmlspecialchars($_SERVER["PHP_SELF"]);?&gt;"&gt;</text:span></text:p>
      <text:p text:style-name="P9">The $_SERVER["PHP_SELF"] is a super global variable that returns the filename of the currently executing script.</text:p>
      <text:p text:style-name="P18"><text:span text:style-name="T11">So, the $_SERVER["PHP_SELF"] sends the submitted form data to the page itself, instead of jumping to a different page. This way, the user will get error messages on the same page as the form.</text:span></text:p>
      <text:h text:style-name="P33" text:outline-level="2"><text:span text:style-name="Strong_20_Emphasis"><text:span text:style-name="T8">Big Note on PHP Form Security</text:span></text:span></text:h>
      <text:p text:style-name="P18"><text:span text:style-name="Strong_20_Emphasis"><text:span text:style-name="T10"><text:line-break/>Cross-site scripting (XSS) is a type of computer security vulnerability typically found in Web applications. XSS enables attackers to inject client-side script into Web pages viewed by other users.</text:span></text:span></text:p>
      <text:p text:style-name="P23">The htmlspecialchars() function converts special characters to HTML entities. This means that it will replace HTML characters like &lt; and &gt; with &amp;lt; and &amp;gt;. This prevents attackers from exploiting the code by injecting HTML or Javascript code (Cross-site Scripting attacks) in form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Lohit Devanagari1" svg:font-family="'Lohit Devanagari'"/>
    <style:font-face style:name="Segoe UI" svg:font-family="'Segoe UI', Arial, sans-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nest Peterson</meta:initial-creator>
    <meta:creation-date>2018-02-16T21:46:19.476551962</meta:creation-date>
    <meta:generator>LibreOffice/5.0.6.2$Linux_X86_64 LibreOffice_project/00$Build-2</meta:generator>
    <dc:date>2018-02-18T15:01:46.538418346</dc:date>
    <dc:creator>Ernest Peterson</dc:creator>
    <meta:editing-duration>PT7H35M17S</meta:editing-duration>
    <meta:editing-cycles>2</meta:editing-cycles>
    <meta:document-statistic meta:table-count="1" meta:image-count="0" meta:object-count="0" meta:page-count="16" meta:paragraph-count="201" meta:word-count="2474" meta:character-count="15361" meta:non-whitespace-character-count="12824"/>
  </office:meta>
</office:document-meta>
</file>